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e8a" officeooo:paragraph-rsid="00081e8a"/>
    </style:style>
    <style:style style:name="P2" style:family="paragraph" style:parent-style-name="Standard">
      <style:text-properties officeooo:rsid="00081e8a" officeooo:paragraph-rsid="00093284"/>
    </style:style>
    <style:style style:name="P3" style:family="paragraph" style:parent-style-name="Standard">
      <style:text-properties officeooo:rsid="0009a9f6" officeooo:paragraph-rsid="0009a9f6"/>
    </style:style>
    <style:style style:name="P4" style:family="paragraph" style:parent-style-name="Standard">
      <style:text-properties officeooo:rsid="0009a9f6" officeooo:paragraph-rsid="000b4505"/>
    </style:style>
    <style:style style:name="P5" style:family="paragraph" style:parent-style-name="Standard">
      <style:text-properties officeooo:rsid="000b4505" officeooo:paragraph-rsid="000b4505"/>
    </style:style>
    <style:style style:name="P6" style:family="paragraph" style:parent-style-name="Standard">
      <style:text-properties officeooo:rsid="000b6209" officeooo:paragraph-rsid="000b6209"/>
    </style:style>
    <style:style style:name="P7" style:family="paragraph" style:parent-style-name="Standard">
      <style:text-properties officeooo:rsid="000bdf4d" officeooo:paragraph-rsid="000bdf4d"/>
    </style:style>
    <style:style style:name="P8" style:family="paragraph" style:parent-style-name="Standard">
      <style:text-properties officeooo:rsid="000dd141" officeooo:paragraph-rsid="000dd141"/>
    </style:style>
    <style:style style:name="P9" style:family="paragraph" style:parent-style-name="Standard">
      <style:text-properties officeooo:rsid="000f2691" officeooo:paragraph-rsid="000f2691"/>
    </style:style>
    <style:style style:name="P10" style:family="paragraph" style:parent-style-name="Standard">
      <style:text-properties officeooo:rsid="00109f54" officeooo:paragraph-rsid="000f2691"/>
    </style:style>
    <style:style style:name="P11" style:family="paragraph" style:parent-style-name="Standard">
      <style:text-properties officeooo:rsid="00093284" officeooo:paragraph-rsid="00093284"/>
    </style:style>
    <style:style style:name="P12" style:family="paragraph" style:parent-style-name="Standard">
      <style:text-properties officeooo:rsid="000f2691" officeooo:paragraph-rsid="000f2691"/>
    </style:style>
    <style:style style:name="P13" style:family="paragraph" style:parent-style-name="Standard">
      <style:text-properties officeooo:rsid="00121bd6" officeooo:paragraph-rsid="00121bd6"/>
    </style:style>
    <style:style style:name="P14" style:family="paragraph" style:parent-style-name="Standard">
      <style:text-properties officeooo:rsid="00141ae2" officeooo:paragraph-rsid="00141ae2"/>
    </style:style>
    <style:style style:name="P15" style:family="paragraph" style:parent-style-name="Standard">
      <style:text-properties officeooo:rsid="0015b741" officeooo:paragraph-rsid="0015b741"/>
    </style:style>
    <style:style style:name="P16" style:family="paragraph" style:parent-style-name="Standard">
      <style:text-properties officeooo:rsid="0015b741" officeooo:paragraph-rsid="001603f8"/>
    </style:style>
    <style:style style:name="P17" style:family="paragraph" style:parent-style-name="Standard">
      <style:text-properties officeooo:rsid="001603f8" officeooo:paragraph-rsid="001603f8"/>
    </style:style>
    <style:style style:name="P18" style:family="paragraph" style:parent-style-name="Standard">
      <style:text-properties officeooo:rsid="001603f8" officeooo:paragraph-rsid="00177266"/>
    </style:style>
    <style:style style:name="P19" style:family="paragraph" style:parent-style-name="Standard">
      <style:text-properties officeooo:rsid="00161e46" officeooo:paragraph-rsid="00161e46"/>
    </style:style>
    <style:style style:name="T1" style:family="text">
      <style:text-properties officeooo:rsid="000b4505"/>
    </style:style>
    <style:style style:name="T2" style:family="text">
      <style:text-properties officeooo:rsid="000b6209"/>
    </style:style>
    <style:style style:name="T3" style:family="text">
      <style:text-properties officeooo:rsid="000dd141"/>
    </style:style>
    <style:style style:name="T4" style:family="text">
      <style:text-properties officeooo:rsid="00141ae2"/>
    </style:style>
    <style:style style:name="T5" style:family="text">
      <style:text-properties officeooo:rsid="0015b741"/>
    </style:style>
    <style:style style:name="T6" style:family="text">
      <style:text-properties officeooo:rsid="001603f8"/>
    </style:style>
    <style:style style:name="T7" style:family="text">
      <style:text-properties officeooo:rsid="00161e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ções importantes sobre a linguagem </text:p>
      <text:p text:style-name="P1"/>
      <text:p text:style-name="P1">Na linguagem C++ temos algumas regras que precisamos seguir. Vou sitar aqui as mais importantes, a linguagem não reconhece caracteres especiais com por exemplo (@#$~^´`ç) então sempre usamos palavras sem acentuação gráfica no código.</text:p>
      <text:p text:style-name="P1"/>
      <text:p text:style-name="P1">Se abrimos os parênteses () precisamos fechá-lo e se abrimos as chaves {} também as fechamos, todo final de código precisa terminar com ponto e virgula (;).</text:p>
      <text:p text:style-name="P1"/>
      <text:p text:style-name="P1">Palavras Reservadas a linguagem</text:p>
      <text:p text:style-name="P1"/>
      <text:p text:style-name="P2">As palavras reservadas a linguagem não podem ser usadas em qualquer lugar , quando escrevemos no editor de código (IDE Arduíno) esses palavras especiais tem a cor da fonte alterada, com o objetivo de mostrar que estão escritas de forma correta e que são palavras reservadas ao código. Vou passar por todas que já vimos até agora e adicionar as outras com forme fomos segundo o semestre, explicar como cada uma funciona e como usá-las. </text:p>
      <text:p text:style-name="P2"/>
      <text:p text:style-name="P11">Void setup e void loop</text:p>
      <text:p text:style-name="P2"/>
      <text:p text:style-name="P3">void setup, tem o objetivo de definir quais pinos utilizaremos com quais tipos de sensores ou motores entre outras, o void setup só é executado uma vez no código, por esse motivo ele vem antes do void loop.</text:p>
      <text:p text:style-name="P4">A estrutura básica do void setup é a seguinte:</text:p>
      <text:p text:style-name="P4">void setup() {}.</text:p>
      <text:p text:style-name="P4"><text:span text:style-name="T1">O</text:span>s parênteses servem para passarmos parâmetros para a função setup, porém não utilizaremos. J<text:span text:style-name="T1">á</text:span> as chaves é onde montamos a estrutura que vai pertencer ao void setup, de forma mais simplificada todas as configurações precisam estar dentro das chaves. <text:span text:style-name="T1">Obs. não podemos ter mais de um void setup.</text:span></text:p>
      <text:p text:style-name="P7">Exemplo:</text:p>
      <text:p text:style-name="P4"/>
      <text:p text:style-name="P5">void loop, como podemos ver pelo seu nome, tudo que estiver dentro dele executar infinitamente, tudo que queremos que o Arduíno execute repetidamente, por exemplo, piscar um led, a estrutura dele é igual à do void setup:</text:p>
      <text:p text:style-name="P5">void loop() {}.</text:p>
      <text:p text:style-name="P5">Os parênteses e chaves tem a mesma função.</text:p>
      <text:p text:style-name="P7">Exemplo:</text:p>
      <text:p text:style-name="P5"/>
      <text:p text:style-name="P5">PinMode</text:p>
      <text:p text:style-name="P5"/>
      <text:p text:style-name="P5">pinMode, como podemos ver são duas palavras separadas por letra maiúscula, pin vem de pino, e mode vem de modo, a estrutura dele é essa:</text:p>
      <text:p text:style-name="P5">pinMode(número do pino do arduíno, se ele será de entrada(INPUT) ou saída(OUTPUT));</text:p>
      <text:p text:style-name="P5">Exemplo:</text:p>
      <text:p text:style-name="P5"/>
      <text:p text:style-name="P5">DigitalWrite</text:p>
      <text:p text:style-name="P5"/>
      <text:p text:style-name="P5">digitalWrite, também separado por letra maiúscula o digital vem do pino digital do arduino(do 0 ao 13), <text:span text:style-name="T2">write vem de escreta, que significa que passaremos para o arduino se o pino estará ligado ou desligado, sua estrutura é:</text:span></text:p>
      <text:p text:style-name="P6">digitalWrite(pino que foi configurado como saída no void setup, se será ligado(HIGH) ou desligado(LOW));</text:p>
      <text:p text:style-name="P6">Exemplo:</text:p>
      <text:p text:style-name="P6"><text:soft-page-break/></text:p>
      <text:p text:style-name="P6"><text:span text:style-name="T3">D</text:span>elay</text:p>
      <text:p text:style-name="P6"/>
      <text:p text:style-name="P6">delay, o seu nome já diz tudo ele tem a função de fazer uma pausa no meu código, como o código é lido e executado em questões de segundo pelo computador algumas vezes precisaremos usar o delay para que ele espere antes de ler a próxima linha de código, como usá-lo:</text:p>
      <text:p text:style-name="P6">delay(tempo que ficará parado);</text:p>
      <text:p text:style-name="P6">O tempo tem que ser escrito em milissegundos, ou seja, a cada 1000 milissegundos eu terei 1 segundo, 2000 milissegundos será equivalente a 2 segundo e assim por diante.</text:p>
      <text:p text:style-name="P8">Exemplo:</text:p>
      <text:p text:style-name="P8"/>
      <text:p text:style-name="P9">DigitalRead</text:p>
      <text:p text:style-name="P9"/>
      <text:p text:style-name="P9">O digitalRead é usado para passar uma informação para o arduíno, o digital por sem um pino digital do arduíno e o read é a leitura que é feita pelo sensor conectado no pino, sua estrutura é:</text:p>
      <text:p text:style-name="P9">digitalRead(o pino que está ligado ou sensor);</text:p>
      <text:p text:style-name="P9">Exemplo:</text:p>
      <text:p text:style-name="P9"/>
      <text:p text:style-name="P13">Variáveis</text:p>
      <text:p text:style-name="P13"/>
      <text:p text:style-name="P13">Variáveis são formas de guardar informação no código, colocando essas informações na memória do arduíno. Para criarmos essas memórias precisamos passar três parâmetros importantes, o primeiro é o tipo de memória. Temos vários t<text:span text:style-name="T5">i</text:span>pos de memórias as mais importantes no momento são int, float e String.</text:p>
      <text:p text:style-name="P13"/>
      <text:p text:style-name="P13">Usamos o int para guardar números inteiros como 1, 2, 3, 50… e etc.</text:p>
      <text:p text:style-name="P13">Já o float usamos para números fracionados como 1.6, 10.3.</text:p>
      <text:p text:style-name="P13">A String é usada para escrever uma sequência de letras e caracteres como o de um testo.</text:p>
      <text:p text:style-name="P13"/>
      <text:p text:style-name="P13">Depois precisamos dar um nome a essa memória para podermos achá-la novamente. Podemos literalmente dar qualquer nome, porém por motivos de melhor entendimento usamos nomes que fação algum sentido, por exemplo se estiver <text:span text:style-name="T4">g</text:span>uardando a informação de um pino do <text:span text:style-name="T4">a</text:span>rduíno que esta <text:span text:style-name="T4">responsável por</text:span> ligar um led, coloco o nome da variável de pinLed ou pinoLed. <text:span text:style-name="T4">Sempre lembrando que não posso separá-las com espaço dessa forma (pin led), estará errada.</text:span></text:p>
      <text:p text:style-name="P13"/>
      <text:p text:style-name="P14">A última informação é o dado que será guardado, vou mostras os formatos dessas memórias:</text:p>
      <text:p text:style-name="P14"/>
      <text:p text:style-name="P14">int pinLed = 13;</text:p>
      <text:p text:style-name="P14">float dado = 5,3;</text:p>
      <text:p text:style-name="P14">String nome = “Geovanne”;</text:p>
      <text:p text:style-name="P14"/>
      <text:p text:style-name="P14">Agora que as variáveis já foram definidas só preciso chamá-las no código, em todos os lugares que eu escrever (pinLed) o meu código ira substituir por 13 o (dado) por 5,3 e o (nome) pro Geovanne. Usaremos as variáveis para otimizamos nossos códigos.</text:p>
      <text:p text:style-name="P14">Exemplo de um código sem variáveis:</text:p>
      <text:p text:style-name="P14">Imagem</text:p>
      <text:p text:style-name="P14"/>
      <text:p text:style-name="P14">Caso precisarmos alterar nosso pino, precisáramos fazer isso em todos os lugares que use valor for usado.</text:p>
      <text:p text:style-name="P14"/>
      <text:p text:style-name="P14">Exemplo de um código com variáveis:</text:p>
      <text:p text:style-name="P14">Imagem</text:p>
      <text:p text:style-name="P14"><text:soft-page-break/>Já no código com as variáveis, o único dado que vou precisar alterar é o que está dentro da variável e todos o resto será alterado automaticamente. </text:p>
      <text:p text:style-name="P14"/>
      <text:p text:style-name="P15">If e Else</text:p>
      <text:p text:style-name="P15"/>
      <text:p text:style-name="P16">Quando precisamos testar alguma condição no nosso código usamos o if(se) para fazemos comparações. <text:span text:style-name="T6">Posso verificar se o valor é igual, diferente, maior ou igual, menos ou igual, usando esses sinais.</text:span></text:p>
      <text:p text:style-name="P16"/>
      <text:p text:style-name="P16"><text:span text:style-name="T6">== para iguais</text:span></text:p>
      <text:p text:style-name="P16">&gt;<text:span text:style-name="T6">= para maiores ou iguais</text:span></text:p>
      <text:p text:style-name="P16">&lt;<text:span text:style-name="T6">= para menores ou iguais</text:span></text:p>
      <text:p text:style-name="P17">=! para diferentes</text:p>
      <text:p text:style-name="P17"/>
      <text:p text:style-name="P17">A estrutura de um if é a seguinte: </text:p>
      <text:p text:style-name="P17"/>
      <text:p text:style-name="P17">if(primeiro dado que quero comparar == segundo dado que quero comparar){caso a comparação seja valida o que quero que aconteça} um exemplo uma pouco mais claro:</text:p>
      <text:p text:style-name="P17">imagem</text:p>
      <text:p text:style-name="P17"/>
      <text:p text:style-name="P18">A condição sendo verdadeira o meu código que estiver dentro das chaves do if será executada, porém se for falso o código não será executado.</text:p>
      <text:p text:style-name="P17"/>
      <text:p text:style-name="P17">já o else<text:span text:style-name="T7">(se não)</text:span> eu uso para executar um código se minha condição for falsa, sua estrutura é montada a baixo do if:</text:p>
      <text:p text:style-name="P17"/>
      <text:p text:style-name="P17">if(condição){</text:p>
      <text:p text:style-name="P17">código caso seja verdadeiro</text:p>
      <text:p text:style-name="P17">}else{</text:p>
      <text:p text:style-name="P17">código caso seja falso</text:p>
      <text:p text:style-name="P17">}</text:p>
      <text:p text:style-name="P17"/>
      <text:p text:style-name="P17">imagem</text:p>
      <text:p text:style-name="P17"/>
      <text:p text:style-name="P19">Em circuitos e códigos coloquei alguns circuitos que já montamos e seus respectivos códigos para ajudar uma pouco.</text:p>
      <text:p text:style-name="P19">Todo o conteúdo adicional seja adicionado nessa página na semana após as aulas, caso seja relevante, se tiver alguma dúvida em alguma parte me pergunte no whatsapp ou no laboratório.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10:10:05.079000000</meta:creation-date>
    <dc:date>2023-03-11T13:15:23.076000000</dc:date>
    <meta:editing-duration>PT8H21M51S</meta:editing-duration>
    <meta:editing-cycles>5</meta:editing-cycles>
    <meta:generator>LibreOffice/7.1.7.2$Windows_X86_64 LibreOffice_project/c6a4e3954236145e2acb0b65f68614365aeee33f</meta:generator>
    <meta:document-statistic meta:table-count="0" meta:image-count="0" meta:object-count="0" meta:page-count="3" meta:paragraph-count="68" meta:word-count="1003" meta:character-count="5896" meta:non-whitespace-character-count="4957"/>
  </office:meta>
</office:document-meta>
</file>